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22e" officeooo:paragraph-rsid="001bb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srfyhsrhsrh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08:57:58.869173105</meta:creation-date>
    <dc:date>2021-10-05T08:58:10.289277923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1.6.2$Linux_X86_64 LibreOffice_project/10$Build-2</meta:generator>
  </office:meta>
</office:document-meta>
</file>